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style:protect="size"/>
    </style:style>
    <style:style style:name="gr5" style:family="graphic" style:parent-style-name="headline">
      <style:graphic-properties draw:textarea-horizontal-align="justify" draw:textarea-vertical-align="top" draw:auto-grow-height="true" fo:min-height="1.103cm" fo:wrap-option="wrap"/>
    </style:style>
    <style:style style:name="gr6" style:family="graphic" style:parent-style-name="standard">
      <style:graphic-properties draw:stroke="none" draw:fill="none" draw:fill-color="#ffffff" draw:textarea-horizontal-align="justify" draw:textarea-vertical-align="top" draw:auto-grow-height="true" fo:min-height="3.207cm" fo:padding-top="0.125cm" fo:padding-bottom="0.125cm" fo:padding-left="0.25cm" fo:padding-right="0.25cm" fo:wrap-option="wrap" draw:shadow="hidden"/>
    </style:style>
    <style:style style:name="gr7" style:family="graphic" style:parent-style-name="standard">
      <style:graphic-properties draw:textarea-horizontal-align="justify" draw:textarea-vertical-align="top" fo:min-height="2.793cm" fo:wrap-option="wrap"/>
    </style:style>
    <style:style style:name="pr1" style:family="presentation" style:parent-style-name="vorlage-notes">
      <style:graphic-properties draw:stroke="none" draw:fill="none" draw:fill-color="#ffffff" draw:auto-grow-height="true" fo:min-height="13.364cm" draw:shadow="hidden"/>
    </style:style>
    <style:style style:name="pr2" style:family="presentation" style:parent-style-name="vorlage-title">
      <style:graphic-properties draw:auto-grow-height="true" fo:min-height="2.7cm"/>
    </style:style>
    <style:style style:name="pr3" style:family="presentation" style:parent-style-name="vorlage-outline1">
      <style:graphic-properties fo:min-height="13.611cm"/>
    </style:style>
    <style:style style:name="pr4" style:family="presentation" style:parent-style-name="vorlage-notes">
      <style:graphic-properties draw:fill-color="#ffffff" draw:auto-grow-height="true" fo:min-height="13.364cm"/>
    </style:style>
    <style:style style:name="pr5" style:family="presentation" style:parent-style-name="vorlage-notes">
      <style:graphic-properties draw:fill-color="#ffffff" fo:min-height="11.159cm"/>
    </style:style>
    <style:style style:name="pr6" style:family="presentation" style:parent-style-name="vorlage-title">
      <style:graphic-properties fo:min-height="3.499cm"/>
    </style:style>
    <style:style style:name="pr7" style:family="presentation" style:parent-style-name="vorlage-title">
      <style:graphic-properties fo:min-height="3.248cm"/>
    </style:style>
    <style:style style:name="pr8" style:family="presentation" style:parent-style-name="vorlage-outline1">
      <style:graphic-properties draw:auto-grow-height="true" fo:min-height="15.22cm"/>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margin-left="0cm" fo:margin-right="0cm" fo:line-height="101%" fo:text-indent="0cm"/>
    </style:style>
    <style:style style:name="P5" style:family="paragraph">
      <style:paragraph-properties fo:margin-left="0cm" fo:margin-right="0cm" fo:line-height="101%" fo:text-indent="0cm" style:writing-mode="lr-tb" style:font-independent-line-spacing="true"/>
      <style:text-properties fo:font-family="Arial" style:font-family-generic="swiss" style:font-pitch="variable" fo:font-size="54pt" style:font-size-asian="54pt" style:font-size-complex="54pt"/>
    </style:style>
    <style:style style:name="P6" style:family="paragraph">
      <style:paragraph-properties style:writing-mode="lr-tb" style:font-independent-line-spacing="true"/>
    </style:style>
    <style:style style:name="P7" style:family="paragraph">
      <style:text-properties fo:font-size="12pt"/>
    </style:style>
    <style:style style:name="P8" style:family="paragraph">
      <style:text-properties fo:font-family="Arial" style:font-family-generic="swiss" style:font-pitch="variable" fo:font-size="31pt" style:font-size-asian="31pt" style:font-size-complex="31pt"/>
    </style:style>
    <style:style style:name="P9" style:family="paragraph">
      <style:text-properties fo:font-size="20pt" style:font-size-asian="20pt" style:font-size-complex="20pt"/>
    </style:style>
    <style:style style:name="P10" style:family="paragraph">
      <style:text-properties fo:font-family="'Courier New'" style:font-family-generic="modern" style:font-pitch="fixed" fo:font-size="20pt" style:font-size-asian="20pt" style:font-size-complex="20pt"/>
    </style:style>
    <style:style style:name="P11" style:family="paragraph">
      <style:text-properties fo:font-family="Arial" style:font-family-generic="swiss" style:font-pitch="variable" fo:font-size="14pt" style:font-size-asian="14pt" style:font-size-complex="14pt"/>
    </style:style>
    <style:style style:name="P12" style:family="paragraph">
      <style:text-properties fo:color="#ffffff" fo:font-size="28pt" fo:font-weight="bold" style:font-weight-asian="bold" style:font-weight-complex="bold"/>
    </style:style>
    <style:style style:name="P13" style:family="paragraph">
      <style:paragraph-properties fo:margin-left="0cm" fo:margin-right="0cm" fo:text-indent="0cm"/>
      <style:text-properties fo:font-size="18pt"/>
    </style:style>
    <style:style style:name="P14" style:family="paragraph">
      <style:paragraph-properties fo:margin-left="0cm" fo:margin-right="0cm" fo:line-height="140%" fo:text-indent="0cm"/>
      <style:text-properties fo:font-size="18pt"/>
    </style:style>
    <style:style style:name="P15" style:family="paragraph">
      <style:paragraph-properties fo:margin-left="0cm" fo:margin-right="0cm" fo:line-height="150%" fo:text-indent="0cm"/>
      <style:text-properties fo:font-size="22pt" style:font-size-asian="22pt" style:font-size-complex="22pt"/>
    </style:style>
    <style:style style:name="T1" style:family="text">
      <style:text-properties fo:color="#333333" fo:font-size="14pt" fo:font-weight="bold" style:font-size-asian="14pt" style:font-weight-asian="bold" style:font-size-complex="14pt" style:font-weight-complex="bold"/>
    </style:style>
    <style:style style:name="T2" style:family="text">
      <style:text-properties fo:color="#000000" fo:font-family="Verdana" style:font-family-generic="swiss" style:font-pitch="variable" fo:font-size="54pt" fo:font-weight="bold" style:font-size-asian="54pt" style:font-weight-asian="bold" style:font-size-complex="54pt" style:font-weight-complex="bold"/>
    </style:style>
    <style:style style:name="T3" style:family="text">
      <style:text-properties fo:color="#000000" fo:font-family="Verdana" style:font-family-generic="swiss" style:font-pitch="variable" fo:font-size="22pt" fo:font-weight="normal" style:font-size-asian="22pt" style:font-weight-asian="normal" style:font-size-complex="22pt" style:font-weight-complex="normal"/>
    </style:style>
    <style:style style:name="T4" style:family="text">
      <style:text-properties fo:color="#009999" fo:font-family="Arial" style:font-family-generic="swiss" style:font-pitch="variable" fo:font-size="54pt" fo:font-weight="bold" style:font-size-asian="54pt" style:font-weight-asian="bold" style:font-size-complex="54pt" style:font-weight-complex="bold"/>
    </style:style>
    <style:style style:name="T5" style:family="text">
      <style:text-properties fo:color="#000000" fo:font-family="Verdana" style:font-family-generic="swiss" style:font-pitch="variable" fo:font-size="22pt" fo:font-weight="normal" style:font-size-asian="22pt" style:font-weight-asian="normal" style:font-size-complex="22pt" style:font-weight-complex="normal"/>
    </style:style>
    <style:style style:name="T6" style:family="text">
      <style:text-properties fo:color="#000000" fo:font-family="Arial" style:font-family-generic="swiss" style:font-pitch="variable" fo:font-size="31pt" fo:font-weight="normal" style:font-size-asian="31pt" style:font-weight-asian="normal" style:font-size-complex="31pt" style:font-weight-complex="normal"/>
    </style:style>
    <style:style style:name="T7" style:family="text">
      <style:text-properties fo:font-size="12pt"/>
    </style:style>
    <style:style style:name="T8" style:family="text">
      <style:text-properties style:text-position="super 58%"/>
    </style:style>
    <style:style style:name="T9" style:family="text">
      <style:text-properties fo:font-family="'Courier New'" style:font-family-generic="modern" style:font-pitch="fixed" fo:font-size="20pt" style:font-size-asian="20pt" style:font-size-complex="20pt"/>
    </style:style>
    <style:style style:name="T10" style:family="text">
      <style:text-properties fo:font-family="Verdana" style:font-family-generic="swiss" style:font-pitch="variable" fo:font-size="22pt" style:font-size-asian="22pt" style:font-size-complex="22pt"/>
    </style:style>
    <style:style style:name="T11" style:family="text">
      <style:text-properties fo:font-family="Arial" style:font-family-generic="swiss" style:font-pitch="variable" fo:font-size="31pt" style:font-size-asian="31pt" style:font-size-complex="31pt"/>
    </style:style>
    <style:style style:name="T12" style:family="text">
      <style:text-properties fo:font-family="Arial" style:font-family-generic="swiss" style:font-pitch="variable" fo:font-size="14pt" style:font-size-asian="14pt" style:font-size-complex="14pt"/>
    </style:style>
    <style:style style:name="T13" style:family="text">
      <style:text-properties fo:font-family="'Courier New'" style:font-family-generic="modern" style:font-pitch="fixed" fo:font-size="22pt" style:font-size-asian="22pt" style:font-size-complex="22pt"/>
    </style:style>
    <style:style style:name="T14" style:family="text">
      <style:text-properties fo:color="#ffffff" fo:font-weight="bold" style:font-size-asian="24pt" style:font-weight-asian="bold" style:font-size-complex="24pt" style:font-weight-complex="bold"/>
    </style:style>
    <style:style style:name="T15" style:family="text">
      <style:text-properties fo:font-size="22pt" style:font-size-asian="22pt" style:font-size-complex="22pt"/>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5.6cm" text:min-label-width="0.701cm"/>
        <style:text-properties fo:font-family="Arial" style:font-family-generic="swiss" style:font-pitch="variable"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office:automatic-styles>
  <office:body>
    <office:presentation>
      <draw:page draw:name="page1" draw:style-name="dp1" draw:master-page-name="vorlage" presentation:presentation-page-layout-name="AL1T0">
        <office:forms form:automatic-focus="false" form:apply-design-mode="false"/>
        <draw:custom-shape draw:style-name="gr1" draw:text-style-name="P3" draw:layer="layout" svg:width="23.027cm" svg:height="2.457cm" svg:x="2.148cm" svg:y="4.837cm">
          <text:p text:style-name="P1"><text:span text:style-name="T1"/></text:p>
          <text:p text:style-name="P2"><text:span text:style-name="T1"/></text:p>
          <text:p text:style-name="P2"><text:span text:style-name="T1"/></text:p>
          <draw:enhanced-geometry svg:viewBox="0 0 21600 21600" draw:type="mso-spt202" draw:enhanced-path="M 0 0 L 21600 0 21600 21600 0 21600 0 0 Z N"/>
        </draw:custom-shape>
        <draw:custom-shape draw:style-name="gr2" draw:text-style-name="P5" draw:layer="layout" svg:width="22.944cm" svg:height="14.363cm" svg:x="2.556cm" svg:y="5cm">
          <text:p text:style-name="P4"><text:span text:style-name="T2">XML und RSS</text:span></text:p>
          <text:p text:style-name="P4"><text:span text:style-name="T3">Vorlesung am SAE Institute</text:span></text:p>
          <text:p text:style-name="P4"><text:span text:style-name="T3">Dozent: Bjoern Zapadlo</text:span></text:p>
          <text:p text:style-name="P4"><text:span text:style-name="T4"/></text:p>
          <draw:enhanced-geometry svg:viewBox="0 0 21600 21600" draw:mirror-horizontal="false" draw:mirror-vertical="false" draw:type="mso-spt202" draw:enhanced-path="M 0 0 L 21600 0 21600 21600 0 21600 0 0 Z N"/>
        </draw:custom-shape>
        <presentation:notes draw:style-name="dp2">
          <draw:custom-shape draw:style-name="gr3" draw:text-style-name="P6" draw:layer="layout" svg:width="13.706cm" svg:height="10.279cm" svg:x="3.642cm" svg:y="2.853cm">
            <text:p/>
            <draw:enhanced-geometry svg:viewBox="0 0 21600 21600" draw:type="mso-spt202" draw:enhanced-path="M 0 0 L 21600 0 21600 21600 0 21600 0 0 Z N"/>
          </draw:custom-shape>
          <draw:frame presentation:style-name="pr1" draw:text-style-name="P7" draw:layer="layout" svg:width="16.799cm" svg:height="13.364cm" svg:x="2.1cm" svg:y="14.107cm" presentation:class="notes" presentation:placeholder="true">
            <draw:text-box/>
          </draw:frame>
          <draw:custom-shape draw:style-name="gr3" draw:text-style-name="P6"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Wer steht hier vorne?</text:p>
          </draw:text-box>
        </draw:frame>
        <draw:frame presentation:style-name="pr3" draw:text-style-name="P8" draw:layer="layout" svg:width="25.202cm" svg:height="13.611cm" svg:x="1.3cm" svg:y="4cm" presentation:class="outline" presentation:user-transformed="true">
          <draw:text-box>
            <text:list text:style-name="L3">
              <text:list-item>
                <text:p><text:span text:style-name="T5">Bjoern Zapadlo</text:span></text:p>
              </text:list-item>
              <text:list-item>
                <text:p><text:span text:style-name="T5">Informatikstudium 1999 - 2002</text:span></text:p>
              </text:list-item>
              <text:list-item>
                <text:p><text:span text:style-name="T5">Softwareentwickler bei der HolidayCheck AG</text:span></text:p>
              </text:list-item>
              <text:list-item>
                <text:p><text:span text:style-name="T5">Dozent an der Dualen Hochschule / SAE</text:span></text:p>
              </text:list-item>
              <text:list-item>
                <text:p><text:span text:style-name="T5">PHP (ZendFramework), Html, Javascript, MySQL, ...</text:span></text:p>
              </text:list-item>
              <text:list-item>
                <text:p><text:span text:style-name="T5"><text:s/></text:span><text:span text:style-name="T5">Projekte:</text:span></text:p>
                <text:list>
                  <text:list-item>
                    <text:p><text:span text:style-name="T5">HolidayCheck International</text:span></text:p>
                  </text:list-item>
                  <text:list-item>
                    <text:p><text:span text:style-name="T5">Neckermann.de, Thomas Cook</text:span></text:p>
                  </text:list-item>
                </text:list>
                <text:p><text:span text:style-name="T6"/></text:p>
              </text:list-item>
            </text:list>
          </draw:text-box>
        </draw:frame>
        <presentation:notes draw:style-name="dp2">
          <draw:page-thumbnail draw:style-name="gr4"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Kontakt</text:p>
          </draw:text-box>
        </draw:frame>
        <draw:frame presentation:style-name="pr3" draw:text-style-name="P8" draw:layer="layout" svg:width="25.202cm" svg:height="13.611cm" svg:x="1.3cm" svg:y="4cm" presentation:class="outline" presentation:user-transformed="true">
          <draw:text-box>
            <text:list text:style-name="L3">
              <text:list-item>
                <text:p><text:span text:style-name="T5"><text:a xlink:href="mailto:bjoern.zapadlo@googlemail.com">bjoern.zapadlo@googlemail.com</text:a></text:span></text:p>
              </text:list-item>
              <text:list-item>
                <text:p><text:span text:style-name="T5">Xing:</text:span><text:span text:style-name="T5"><text:line-break/></text:span><text:span text:style-name="T5">https://www.xing.com/profile/Bjoern_Zapadlo</text:span></text:p>
              </text:list-item>
              <text:list-item>
                <text:p><text:span text:style-name="T5">Blog:</text:span><text:span text:style-name="T5"><text:line-break/></text:span><text:span text:style-name="T5">http://www.zapadlo.de</text:span></text:p>
              </text:list-item>
              <text:list-item>
                <text:p><text:span text:style-name="T5">Twitter:</text:span><text:span text:style-name="T5"><text:line-break/></text:span><text:span text:style-name="T5">@BjoeZap</text:span></text:p>
              </text:list-item>
              <text:list-item>
                <text:p><text:span text:style-name="T5">Facebook</text:span></text:p>
              </text:list-item>
              <text:list-item>
                <text:p><text:span text:style-name="T5">Google+</text:span></text:p>
                <text:p><text:span text:style-name="T6"/></text:p>
              </text:list-item>
            </text:list>
          </draw:text-box>
        </draw:frame>
        <presentation:notes draw:style-name="dp2">
          <draw:page-thumbnail draw:style-name="gr4"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Agenda</text:p>
          </draw:text-box>
        </draw:frame>
        <draw:frame presentation:style-name="pr3" draw:layer="layout" svg:width="25.202cm" svg:height="13.611cm" svg:x="1.3cm" svg:y="4cm" presentation:class="outline" presentation:user-transformed="true">
          <draw:text-box>
            <text:list text:style-name="L3">
              <text:list-item>
                <text:p>Zweck von XML</text:p>
              </text:list-item>
              <text:list-item>
                <text:p>Geschichte</text:p>
              </text:list-item>
              <text:list-item>
                <text:p>Aufbau</text:p>
              </text:list-item>
              <text:list-item>
                <text:p>„Randtechnologien“</text:p>
              </text:list-item>
              <text:list-item>
                <text:p>RSS</text:p>
              </text:list-item>
              <text:list-item>
                <text:p>Übungen</text:p>
              </text:list-item>
            </text:list>
          </draw:text-box>
        </draw:frame>
        <presentation:notes draw:style-name="dp2">
          <draw:page-thumbnail draw:style-name="gr4" draw:layer="layout" svg:width="14.848cm" svg:height="11.136cm" svg:x="3.075cm" svg:y="2.257cm" draw:page-number="4" presentation:class="page"/>
          <draw:frame presentation:style-name="pr5" draw:text-style-name="P7" draw:layer="layout" svg:width="14.504cm" svg:height="11.159cm" svg:x="3.25cm" svg:y="14.129cm" presentation:class="notes" presentation:user-transformed="true">
            <draw:text-box>
              <text:p><text:span text:style-name="T7">Strukutireung und Auszeichnung von Text</text:span></text:p>
              <text:p><text:span text:style-name="T7"/></text:p>
              <text:p><text:span text:style-name="T7">Markup-Languages =&gt; Auzeichnungssprachen</text:span></text:p>
              <text:p><text:span text:style-name="T7">Tafel!!</text:span></text:p>
              <text:p><text:span text:style-name="T7"/></text:p>
              <text:p><text:span text:style-name="T7">Schrftsetzer: Hier kommt ne Überschrift</text:span></text:p>
              <text:p><text:span text:style-name="T7"/></text:p>
              <text:p><text:span text:style-name="T7">Vorsicht: Beides ist Text, als müssen Zeichen maskiert werden, die als Begrenzer dienen.</text:span></text:p>
            </draw:text-box>
          </draw:frame>
        </presentation:notes>
      </draw:page>
      <draw:page draw:name="page5"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Das Problem</text:p>
          </draw:text-box>
        </draw:frame>
        <draw:frame presentation:style-name="pr3" draw:layer="layout" svg:width="25.202cm" svg:height="13.611cm" svg:x="1.3cm" svg:y="4cm" presentation:class="outline" presentation:user-transformed="true">
          <draw:text-box>
            <text:list text:style-name="L3">
              <text:list-item>
                <text:p>Strukturierung von Text</text:p>
              </text:list-item>
              <text:list-item>
                <text:p>Semantik</text:p>
              </text:list-item>
              <text:list-item>
                <text:p>Menschen- und Maschinenlesbarkeit</text:p>
              </text:list-item>
            </text:list>
          </draw:text-box>
        </draw:frame>
        <presentation:notes draw:style-name="dp2">
          <draw:page-thumbnail draw:style-name="gr4" draw:layer="layout" svg:width="14.848cm" svg:height="11.136cm" svg:x="3.075cm" svg:y="2.257cm" draw:page-number="5" presentation:class="page"/>
          <draw:frame presentation:style-name="pr5" draw:text-style-name="P7" draw:layer="layout" svg:width="14.504cm" svg:height="11.159cm" svg:x="3.25cm" svg:y="14.129cm" presentation:class="notes" presentation:user-transformed="true">
            <draw:text-box>
              <text:p><text:span text:style-name="T7">Strukutireung und Auszeichnung von Text</text:span></text:p>
              <text:p><text:span text:style-name="T7"/></text:p>
              <text:p><text:span text:style-name="T7">Markup-Languages =&gt; Auzeichnungssprachen</text:span></text:p>
              <text:p><text:span text:style-name="T7">Tafel!!</text:span></text:p>
              <text:p><text:span text:style-name="T7"/></text:p>
              <text:p><text:span text:style-name="T7">Schrftsetzer: Hier kommt ne Überschrift</text:span></text:p>
              <text:p><text:span text:style-name="T7"/></text:p>
              <text:p><text:span text:style-name="T7">Vorsicht: Beides ist Text, als müssen Zeichen maskiert werden, die als Begrenzer dienen.</text:span></text:p>
            </draw:text-box>
          </draw:frame>
        </presentation:notes>
      </draw:page>
      <draw:page draw:name="page6"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XML, warum?</text:p>
          </draw:text-box>
        </draw:frame>
        <draw:frame presentation:style-name="pr3" draw:layer="layout" svg:width="25.202cm" svg:height="13.611cm" svg:x="1.3cm" svg:y="4cm" presentation:class="outline" presentation:user-transformed="true">
          <draw:text-box>
            <text:list text:style-name="L3">
              <text:list-item>
                <text:p>Datenaustausch</text:p>
              </text:list-item>
              <text:list-item>
                <text:p>Datenbank</text:p>
              </text:list-item>
              <text:list-item>
                <text:p>Vorteile</text:p>
              </text:list-item>
            </text:list>
            <text:list text:style-name="L5">
              <text:list-item>
                <text:list>
                  <text:list-item>
                    <text:p>Einfach &amp; Flexibel</text:p>
                  </text:list-item>
                  <text:list-item>
                    <text:p>Menschen und Maschinenlesbar</text:p>
                  </text:list-item>
                </text:list>
              </text:list-item>
            </text:list>
            <text:list text:style-name="L3">
              <text:list-item>
                <text:p>Nachteile</text:p>
              </text:list-item>
            </text:list>
            <text:list text:style-name="L5">
              <text:list-item>
                <text:list>
                  <text:list-item>
                    <text:p>Kann Komplex werden</text:p>
                  </text:list-item>
                  <text:list-item>
                    <text:p>Performance</text:p>
                  </text:list-item>
                  <text:list-item>
                    <text:p>Overhead</text:p>
                  </text:list-item>
                </text:list>
              </text:list-item>
            </text:list>
          </draw:text-box>
        </draw:frame>
        <presentation:notes draw:style-name="dp2">
          <draw:page-thumbnail draw:style-name="gr4" draw:layer="layout" svg:width="14.848cm" svg:height="11.136cm" svg:x="3.075cm" svg:y="2.257cm" draw:page-number="6" presentation:class="page"/>
          <draw:frame presentation:style-name="pr5" draw:layer="layout" svg:width="14.504cm" svg:height="11.159cm" svg:x="3.25cm" svg:y="14.129cm" presentation:class="notes" presentation:user-transformed="true">
            <draw:text-box>
              <text:p>Dokumentzentriert vs. datenzentriert</text:p>
              <text:p>Excel-Anekdote?!</text:p>
            </draw:text-box>
          </draw:frame>
        </presentation:notes>
      </draw:page>
      <draw:page draw:name="page7"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Geschichte</text:p>
          </draw:text-box>
        </draw:frame>
        <draw:frame presentation:style-name="pr3" draw:layer="layout" svg:width="25.202cm" svg:height="13.611cm" svg:x="1.3cm" svg:y="4cm" presentation:class="outline" presentation:user-transformed="true">
          <draw:text-box>
            <text:list text:style-name="L3">
              <text:list-item>
                <text:p>Vorgänger SGML: <text:line-break/>Standard Generalized Markup Language<text:line-break/>(ISO 8879:1986)</text:p>
              </text:list-item>
              <text:list-item>
                <text:p>1989 für das CERN HTML</text:p>
              </text:list-item>
              <text:list-item>
                <text:p>Parallel XML</text:p>
              </text:list-item>
              <text:list-item>
                <text:p>Standardisiert vom W3C</text:p>
                <text:p>1.0 (5<text:span text:style-name="T8">th</text:span> Edition)<text:line-break/>1.1 (2<text:span text:style-name="T8">nd</text:span> Edition)</text:p>
              </text:list-item>
            </text:list>
          </draw:text-box>
        </draw:frame>
        <presentation:notes draw:style-name="dp2">
          <draw:page-thumbnail draw:style-name="gr4" draw:layer="layout" svg:width="14.848cm" svg:height="11.136cm" svg:x="3.075cm" svg:y="2.257cm" draw:page-number="7" presentation:class="page"/>
          <draw:frame presentation:style-name="pr5" draw:layer="layout" svg:width="14.504cm" svg:height="22.101cm" svg:x="3.25cm" svg:y="14.129cm" presentation:class="notes" presentation:user-transformed="true">
            <draw:text-box>
              <text:p>SGML =&gt; IBM Forschungsprojekt</text:p>
              <text:p>SGML =&gt; semantische Strukurierung von Text</text:p>
              <text:p>SGML=&gt; sehr flexibel aber komplex =&gt; Problem auch mit der Rechenpower damals<text:line-break/></text:p>
              <text:p>Tim Berners-Lee =&gt; HTML für CERN</text:p>
              <text:p>HTML =&gt; Einfach, aber unsauber, extreme Verbreitung</text:p>
              <text:p>HTML =&gt; Versionschaos, dann Standartisierung durch das W3C</text:p>
              <text:p/>
              <text:p>XML =&gt; vereinfachtes SGML</text:p>
              <text:p/>
              <text:p>XML + HTML =&gt; XHTML</text:p>
              <text:p/>
            </draw:text-box>
          </draw:frame>
        </presentation:notes>
      </draw:page>
      <draw:page draw:name="page8" draw:style-name="dp3" draw:master-page-name="vorlage" presentation:presentation-page-layout-name="AL2T1">
        <office:forms form:automatic-focus="false" form:apply-design-mode="false"/>
        <draw:frame presentation:style-name="pr6" draw:layer="layout" svg:width="25.202cm" svg:height="3.499cm" svg:x="1.3cm" svg:y="0.3cm" presentation:class="title" presentation:user-transformed="true">
          <draw:text-box>
            <text:p>Mein erstes XML-Dokument</text:p>
          </draw:text-box>
        </draw:frame>
        <draw:frame presentation:style-name="pr3" draw:text-style-name="P10" draw:layer="layout" svg:width="25.202cm" svg:height="14.586cm" svg:x="1.3cm" svg:y="4cm" presentation:class="outline" presentation:user-transformed="true">
          <draw:text-box>
            <text:p text:style-name="P9"><text:span text:style-name="T9">&lt;?xml version="1.0" encoding="utf-8"?&gt;</text:span></text:p>
            <text:p text:style-name="P9"><text:span text:style-name="T9">&lt;!DOCTYPE <text:s/>WurzelElement SYSTEM "index.dtd"&gt;</text:span></text:p>
            <text:p text:style-name="P9"><text:span text:style-name="T9">&lt;!-- Unser erstes XML-Dokument. --&gt;</text:span></text:p>
            <text:p text:style-name="P9"><text:span text:style-name="T9"/></text:p>
            <text:p text:style-name="P9"><text:span text:style-name="T9">&lt;WurzelElement&gt;</text:span></text:p>
            <text:p text:style-name="P9"><text:span text:style-name="T9"><text:s text:c="4"/></text:span><text:span text:style-name="T9">&lt;Inhalt&gt;Erstes XML-Dokument&lt;/Inhalt&gt;</text:span></text:p>
            <text:p text:style-name="P9"><text:span text:style-name="T9"><text:s text:c="4"/></text:span><text:span text:style-name="T9">&lt;Text&gt;Das erste Beispiel für ein</text:span></text:p>
            <text:p text:style-name="P9"><text:span text:style-name="T9"><text:s text:c="10"/></text:span><text:span text:style-name="T9">wohlgeformtes XML-Dokument</text:span></text:p>
            <text:p text:style-name="P9"><text:span text:style-name="T9"><text:s text:c="4"/></text:span><text:span text:style-name="T9">&lt;/Text&gt;</text:span></text:p>
            <text:p text:style-name="P9"><text:span text:style-name="T9">&lt;/WurzelElement&gt;</text:span></text:p>
            <text:p text:style-name="P9"><text:span text:style-name="T9"/></text:p>
            <text:p text:style-name="P9"><text:span text:style-name="T9">&lt;!-- Ende des XML-Dokumentes --&gt;</text:span></text:p>
          </draw:text-box>
        </draw:frame>
        <presentation:notes draw:style-name="dp2">
          <draw:page-thumbnail draw:style-name="gr4" draw:layer="layout" svg:width="14.848cm" svg:height="11.136cm" svg:x="3.075cm" svg:y="2.257cm" draw:page-number="8" presentation:class="page"/>
          <draw:frame presentation:style-name="pr5" draw:layer="layout" svg:width="14.504cm" svg:height="11.159cm" svg:x="3.25cm" svg:y="14.129cm" presentation:class="notes" presentation:placeholder="true" presentation:user-transformed="true">
            <draw:text-box/>
          </draw:frame>
        </presentation:notes>
      </draw:page>
      <draw:page draw:name="page9"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Elemente von XML (1)</text:p>
          </draw:text-box>
        </draw:frame>
        <draw:frame presentation:style-name="pr3" draw:layer="layout" svg:width="25.202cm" svg:height="13.611cm" svg:x="1.3cm" svg:y="4cm" presentation:class="outline" presentation:user-transformed="true">
          <draw:text-box>
            <text:list text:style-name="L3">
              <text:list-item>
                <text:p>physische Struktur:</text:p>
              </text:list-item>
            </text:list>
            <text:list text:style-name="L5">
              <text:list-item>
                <text:list>
                  <text:list-item>
                    <text:p>XML-Deklaration</text:p>
                    <text:p><text:span text:style-name="T9">&lt;?xml version="1.0" encoding="utf-8"?&gt;</text:span></text:p>
                  </text:list-item>
                  <text:list-item>
                    <text:p>Entitäten</text:p>
                  </text:list-item>
                </text:list>
              </text:list-item>
            </text:list>
            <text:list text:style-name="L3">
              <text:list-item>
                <text:list>
                  <text:list-header>
                    <text:p><text:span text:style-name="T9">&lt;!ENTITY amp CDATA "&amp;#38;" -- ampersand, Kaufmännisches Und; --&gt; </text:span></text:p>
                  </text:list-header>
                </text:list>
              </text:list-item>
            </text:list>
          </draw:text-box>
        </draw:frame>
        <presentation:notes draw:style-name="dp2">
          <draw:page-thumbnail draw:style-name="gr4" draw:layer="layout" svg:width="14.848cm" svg:height="11.136cm" svg:x="3.075cm" svg:y="2.257cm" draw:page-number="9" presentation:class="page"/>
          <draw:frame presentation:style-name="pr5" draw:text-style-name="P7" draw:layer="layout" svg:width="14.504cm" svg:height="11.159cm" svg:x="3.25cm" svg:y="14.129cm" presentation:class="notes" presentation:user-transformed="true">
            <draw:text-box>
              <text:p><text:span text:style-name="T7">Alles sind Knoten</text:span></text:p>
              <text:p><text:span text:style-name="T7">Entitäten: Verknüpfung auf andere Elemente / Dateien / Zeichenräume</text:span></text:p>
            </draw:text-box>
          </draw:frame>
        </presentation:notes>
      </draw:page>
      <draw:page draw:name="page10"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Elemente von XML (2)</text:p>
          </draw:text-box>
        </draw:frame>
        <draw:frame presentation:style-name="pr3" draw:layer="layout" svg:width="25.202cm" svg:height="13.611cm" svg:x="1.3cm" svg:y="4cm" presentation:class="outline" presentation:user-transformed="true">
          <draw:text-box>
            <text:list text:style-name="L3">
              <text:list-item>
                <text:p>logische Struktur:</text:p>
                <text:list>
                  <text:list-item>
                    <text:p>Verarbeitungsanweisungen</text:p>
                    <text:p><text:span text:style-name="T9">&lt;?xml-stylesheet type="text/css" href="styles.css"?&gt;</text:span></text:p>
                  </text:list-item>
                  <text:list-item>
                    <text:p>Elemente (sogenannte Auszeichner)</text:p>
                    <text:p><text:span text:style-name="T9">&lt;myElement&gt;&lt;/myElement&gt;</text:span></text:p>
                    <text:p><text:span text:style-name="T9">&lt;myElement /&gt;</text:span></text:p>
                  </text:list-item>
                  <text:list-item>
                    <text:p>Attribute</text:p>
                    <text:p><text:span text:style-name="T9">&lt;myElement myAttribute=“test“&gt;&lt;/myElement&gt;</text:span></text:p>
                  </text:list-item>
                </text:list>
              </text:list-item>
            </text:list>
          </draw:text-box>
        </draw:frame>
        <presentation:notes draw:style-name="dp2">
          <draw:page-thumbnail draw:style-name="gr4"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Elemente von XML (3)</text:p>
          </draw:text-box>
        </draw:frame>
        <draw:frame presentation:style-name="pr3" draw:text-style-name="P8" draw:layer="layout" svg:width="25.202cm" svg:height="13.611cm" svg:x="1.3cm" svg:y="4cm" presentation:class="outline" presentation:user-transformed="true">
          <draw:text-box>
            <text:list text:style-name="L3">
              <text:list-item>
                <text:p><text:span text:style-name="T10">logische Struktur:</text:span></text:p>
                <text:list>
                  <text:list-item>
                    <text:p><text:span text:style-name="T10">Kommentare</text:span></text:p>
                    <text:p><text:span text:style-name="T9">&lt;!-- Kommentar-Text --&gt;</text:span></text:p>
                  </text:list-item>
                  <text:list-item>
                    <text:p><text:span text:style-name="T10">Text</text:span></text:p>
                    <text:p><text:span text:style-name="T9">&lt;myElement&gt;Text&lt;/myElement&gt;</text:span></text:p>
                  </text:list-item>
                  <text:list-item>
                    <text:p><text:span text:style-name="T10">CData-Bereich</text:span></text:p>
                    <text:p><text:span text:style-name="T9">&lt;myElement&gt;</text:span></text:p>
                    <text:p><text:span text:style-name="T9">&lt;![CDATA[Text]]]]&gt;&lt;![CDATA[&gt;Text]]&gt;</text:span></text:p>
                    <text:p><text:span text:style-name="T9">&lt;/myElement&gt;</text:span></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5" draw:text-style-name="P7" draw:layer="layout" svg:width="14.504cm" svg:height="11.159cm" svg:x="3.25cm" svg:y="14.129cm" presentation:class="notes" presentation:user-transformed="true">
            <draw:text-box>
              <text:p><text:span text:style-name="T7">kann Markup-Zeichen (&lt;, &gt; und &amp;) enthalten</text:span></text:p>
              <text:p><text:span text:style-name="T7">Dadurch entfällt die Verwendung der vordefinierten Entities wie &amp;lt; und &amp;amp;.</text:span></text:p>
            </draw:text-box>
          </draw:frame>
        </presentation:notes>
      </draw:page>
      <draw:page draw:name="page12"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Regeln für XML</text:p>
          </draw:text-box>
        </draw:frame>
        <draw:frame presentation:style-name="pr3" draw:text-style-name="P8" draw:layer="layout" svg:width="25.202cm" svg:height="13.611cm" svg:x="1.3cm" svg:y="4cm" presentation:class="outline" presentation:user-transformed="true">
          <draw:text-box>
            <text:list text:style-name="L3">
              <text:list-item>
                <text:p><text:span text:style-name="T10">XML-Deklaration muss vorhanden sein</text:span></text:p>
              </text:list-item>
              <text:list-item>
                <text:p><text:span text:style-name="T10">Wurzelelement darf genau einmal vorhanden sein</text:span></text:p>
              </text:list-item>
              <text:list-item>
                <text:p><text:span text:style-name="T10">Tags sind nicht auf ASCII beschränkt</text:span></text:p>
              </text:list-item>
              <text:list-item>
                <text:p><text:span text:style-name="T10">XML ist „Case Sensitive“</text:span></text:p>
              </text:list-item>
              <text:list-item>
                <text:p><text:span text:style-name="T10">Tags müssen geschlossen und die korrekte Verschachtelung muss eingehalten werden</text:span></text:p>
              </text:list-item>
              <text:list-item>
                <text:p><text:span text:style-name="T10">Der Zeichensatz sollte angegeben werden</text:span></text:p>
              </text:list-item>
              <text:list-item>
                <text:p><text:span text:style-name="T10">Kommentare müsssen korrekt sein</text:span></text:p>
                <text:p><text:span text:style-name="T11"/></text:p>
              </text:list-item>
            </text:list>
          </draw:text-box>
        </draw:frame>
        <presentation:notes draw:style-name="dp2">
          <draw:page-thumbnail draw:style-name="gr4" draw:layer="layout" svg:width="14.848cm" svg:height="11.136cm" svg:x="3.075cm" svg:y="2.257cm" draw:page-number="12" presentation:class="page"/>
          <draw:frame presentation:style-name="pr4" draw:text-style-name="P11" draw:layer="layout" svg:width="16.799cm" svg:height="13.364cm" svg:x="2.1cm" svg:y="14.107cm" presentation:class="notes">
            <draw:text-box>
              <text:list text:style-name="L2">
                <text:list-header>
                  <text:p><text:span text:style-name="T12">Kommentare =&gt; -- im Kommentar</text:span></text:p>
                  <text:p><text:span text:style-name="T12">Asci =&gt; &lt;blöä /&gt;</text:span></text:p>
                </text:list-header>
                <text:list-item>
                  <text:p><text:span text:style-name="T12"/></text:p>
                </text:list-item>
                <text:list-item>
                  <text:p><text:span text:style-name="T12">Wohlgeformtheit Wenn keine Regel Verletzt wird</text:span></text:p>
                  <text:p><text:span text:style-name="T12">=&gt; XML-Parser</text:span></text:p>
                </text:list-item>
                <text:list-item>
                  <text:p><text:span text:style-name="T12">Valide wenn gegen DTD geprüft werden kann</text:span></text:p>
                  <text:p><text:span text:style-name="T12">=&gt; Validatoren</text:span></text:p>
                </text:list-item>
              </text:list>
            </draw:text-box>
          </draw:frame>
        </presentation:notes>
      </draw:page>
      <draw:page draw:name="page13"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DTD's</text:p>
          </draw:text-box>
        </draw:frame>
        <draw:frame presentation:style-name="pr3" draw:layer="layout" svg:width="25.202cm" svg:height="13.611cm" svg:x="1.3cm" svg:y="4cm" presentation:class="outline" presentation:user-transformed="true">
          <draw:text-box>
            <text:list text:style-name="L3">
              <text:list-item>
                <text:p><text:span text:style-name="T10">Prüfung auf Validität</text:span></text:p>
              </text:list-item>
              <text:list-item>
                <text:p><text:span text:style-name="T10">DocType-Definition / <text:s/>Dokumenttypdefinition</text:span></text:p>
              </text:list-item>
              <text:list-item>
                <text:p><text:span text:style-name="T10">Beschreibung eines XML-Dokumentes</text:span></text:p>
              </text:list-item>
              <text:list-item>
                <text:p><text:span text:style-name="T10">Direkt Einbindbar / Extern</text:span></text:p>
              </text:list-item>
              <text:list-item>
                <text:p><text:span text:style-name="T10">Beispiel:</text:span></text:p>
                <text:p><text:span text:style-name="T9">&lt;!ELEMENT Person (Name,Kind*)&gt;</text:span></text:p>
                <text:p><text:span text:style-name="T9">&lt;!ELEMENT Kind (Name)&gt;</text:span></text:p>
                <text:p><text:span text:style-name="T9">&lt;!ELEMENT Name (#PCDATA)&gt;</text:span></text:p>
              </text:list-item>
            </text:list>
          </draw:text-box>
        </draw:frame>
        <presentation:notes draw:style-name="dp2">
          <draw:page-thumbnail draw:style-name="gr4" draw:layer="layout" svg:width="14.848cm" svg:height="11.136cm" svg:x="3.075cm" svg:y="2.257cm" draw:page-number="13" presentation:class="page"/>
          <draw:frame presentation:style-name="pr5" draw:text-style-name="P7" draw:layer="layout" svg:width="14.504cm" svg:height="11.159cm" svg:x="3.25cm" svg:y="14.129cm" presentation:class="notes" presentation:user-transformed="true">
            <draw:text-box>
              <text:p><text:span text:style-name="T7">regelt, welche Elemente und Attribute in einem XML-Dokument gültig sind, wie oft sie verwendet werden können, oder welche Daten sie umfassen dürfen</text:span></text:p>
              <text:p><text:span text:style-name="T7"/></text:p>
              <text:p><text:span text:style-name="T7">Diese DTD sagt aus, dass es ein Element Person gibt, mit den Unterelementen Name und Kind, wobei Kind öfter als einmal vorkommen darf. Desweiteren bestimmt diese DTD, dass Name nur mit Zeichendaten gefüllt sein darf.</text:span></text:p>
              <text:p><text:span text:style-name="T7"/></text:p>
              <text:p><text:span text:style-name="T7">&lt;?xml version="1.0" encoding="utf-8"?&gt;</text:span></text:p>
              <text:p><text:span text:style-name="T7">&lt;!DOCTYPE <text:s/>Person SYSTEM "Person.dtd"&gt;</text:span></text:p>
              <text:p><text:span text:style-name="T7"/></text:p>
              <text:p><text:span text:style-name="T7">&lt;Person&gt;</text:span></text:p>
              <text:p><text:span text:style-name="T7"><text:s text:c="4"/></text:span><text:span text:style-name="T7">&lt;Name&gt;Manfred Müller&lt;/Name&gt;</text:span></text:p>
              <text:p><text:span text:style-name="T7"><text:s text:c="4"/></text:span><text:span text:style-name="T7">&lt;Kind&gt;</text:span></text:p>
              <text:p><text:span text:style-name="T7"><text:s text:c="8"/></text:span><text:span text:style-name="T7">&lt;Name&gt;Olivia Müller&lt;/Name&gt;</text:span></text:p>
              <text:p><text:span text:style-name="T7"><text:s text:c="4"/></text:span><text:span text:style-name="T7">&lt;/Kind&gt;</text:span></text:p>
              <text:p><text:span text:style-name="T7"><text:s text:c="4"/></text:span><text:span text:style-name="T7">&lt;Kind&gt;</text:span></text:p>
              <text:p><text:span text:style-name="T7"><text:s text:c="8"/></text:span><text:span text:style-name="T7">&lt;Name&gt;Marc Müller&lt;/Name&gt;</text:span></text:p>
              <text:p><text:span text:style-name="T7"><text:s text:c="4"/></text:span><text:span text:style-name="T7">&lt;/Kind&gt;</text:span></text:p>
              <text:p><text:span text:style-name="T7">&lt;/Person</text:span></text:p>
            </draw:text-box>
          </draw:frame>
        </presentation:notes>
      </draw:page>
      <draw:page draw:name="page14"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XSD</text:p>
          </draw:text-box>
        </draw:frame>
        <draw:frame presentation:style-name="pr3" draw:layer="layout" svg:width="25.202cm" svg:height="13.931cm" svg:x="1.3cm" svg:y="4cm" presentation:class="outline" presentation:user-transformed="true">
          <draw:text-box>
            <text:list text:style-name="L3">
              <text:list-item>
                <text:p><text:span text:style-name="T10">XML-Schema</text:span></text:p>
              </text:list-item>
              <text:list-item>
                <text:p><text:span text:style-name="T10">Ähnlicher Zweck wie DTD</text:span></text:p>
              </text:list-item>
              <text:list-item>
                <text:p><text:span text:style-name="T10">Ist selbst XML</text:span></text:p>
                <text:p><text:span text:style-name="T9">&lt;xsd:complexType name="pc-Typ"&gt;</text:span></text:p>
                <text:p><text:span text:style-name="T9"><text:s text:c="2"/></text:span><text:span text:style-name="T9">&lt;xsd:sequence&gt;</text:span></text:p>
                <text:p><text:span text:style-name="T9"><text:s text:c="4"/></text:span><text:span text:style-name="T9">&lt;xsd:element name="name" <text:s text:c="6"/>type="xsd:string"/&gt;</text:span></text:p>
                <text:p><text:span text:style-name="T9"><text:s text:c="4"/></text:span><text:span text:style-name="T9">&lt;xsd:element name="hersteller" type="xsd:string"/&gt;</text:span></text:p>
                <text:p><text:span text:style-name="T9"><text:s text:c="2"/></text:span><text:span text:style-name="T9">&lt;/xsd:sequence&gt;</text:span></text:p>
                <text:p><text:span text:style-name="T9"><text:s text:c="2"/></text:span><text:span text:style-name="T9">&lt;xsd:attribute name="id" type="xsd:integer"/&gt;</text:span></text:p>
                <text:p><text:span text:style-name="T9">&lt;/xsd:complexType&gt;</text:span></text:p>
                <text:p><text:span text:style-name="T13"/></text:p>
              </text:list-item>
            </text:list>
          </draw:text-box>
        </draw:frame>
        <presentation:notes draw:style-name="dp2">
          <draw:page-thumbnail draw:style-name="gr4" draw:layer="layout" svg:width="14.848cm" svg:height="11.136cm" svg:x="3.075cm" svg:y="2.257cm" draw:page-number="14" presentation:class="page"/>
          <draw:frame presentation:style-name="pr5" draw:text-style-name="P7" draw:layer="layout" svg:width="14.504cm" svg:height="11.159cm" svg:x="3.25cm" svg:y="14.129cm" presentation:class="notes" presentation:user-transformed="true">
            <draw:text-box>
              <text:p><text:span text:style-name="T7">regelt, welche Elemente und Attribute in einem XML-Dokument gültig sind, wie oft sie verwendet werden können, oder welche Daten sie umfassen dürfen</text:span></text:p>
              <text:p><text:span text:style-name="T7"/></text:p>
              <text:p><text:span text:style-name="T7">Diese DTD sagt aus, dass es ein Element Person gibt, mit den Unterelementen Name und Kind, wobei Kind öfter als einmal vorkommen darf. Desweiteren bestimmt diese DTD, dass Name nur mit Zeichendaten gefüllt sein darf.</text:span></text:p>
              <text:p><text:span text:style-name="T7"/></text:p>
              <text:p><text:span text:style-name="T7">&lt;?xml version="1.0" encoding="utf-8"?&gt;</text:span></text:p>
              <text:p><text:span text:style-name="T7">&lt;!DOCTYPE <text:s/>Person SYSTEM "Person.dtd"&gt;</text:span></text:p>
              <text:p><text:span text:style-name="T7"/></text:p>
              <text:p><text:span text:style-name="T7">&lt;Person&gt;</text:span></text:p>
              <text:p><text:span text:style-name="T7"><text:s text:c="4"/></text:span><text:span text:style-name="T7">&lt;Name&gt;Manfred Müller&lt;/Name&gt;</text:span></text:p>
              <text:p><text:span text:style-name="T7"><text:s text:c="4"/></text:span><text:span text:style-name="T7">&lt;Kind&gt;</text:span></text:p>
              <text:p><text:span text:style-name="T7"><text:s text:c="8"/></text:span><text:span text:style-name="T7">&lt;Name&gt;Olivia Müller&lt;/Name&gt;</text:span></text:p>
              <text:p><text:span text:style-name="T7"><text:s text:c="4"/></text:span><text:span text:style-name="T7">&lt;/Kind&gt;</text:span></text:p>
              <text:p><text:span text:style-name="T7"><text:s text:c="4"/></text:span><text:span text:style-name="T7">&lt;Kind&gt;</text:span></text:p>
              <text:p><text:span text:style-name="T7"><text:s text:c="8"/></text:span><text:span text:style-name="T7">&lt;Name&gt;Marc Müller&lt;/Name&gt;</text:span></text:p>
              <text:p><text:span text:style-name="T7"><text:s text:c="4"/></text:span><text:span text:style-name="T7">&lt;/Kind&gt;</text:span></text:p>
              <text:p><text:span text:style-name="T7">&lt;/Person</text:span></text:p>
            </draw:text-box>
          </draw:frame>
        </presentation:notes>
      </draw:page>
      <draw:page draw:name="page15" draw:style-name="dp3" draw:master-page-name="vorlage" presentation:presentation-page-layout-name="AL2T1">
        <office:forms form:automatic-focus="false" form:apply-design-mode="false"/>
        <draw:frame presentation:style-name="pr7" draw:layer="layout" svg:width="25.202cm" svg:height="3.248cm" svg:x="1.3cm" svg:y="0.3cm" presentation:class="title" presentation:user-transformed="true">
          <draw:text-box>
            <text:p>XPath</text:p>
          </draw:text-box>
        </draw:frame>
        <draw:frame presentation:style-name="pr3" draw:layer="layout" svg:width="25.202cm" svg:height="13.611cm" svg:x="1.3cm" svg:y="4cm" presentation:class="outline" presentation:user-transformed="true">
          <draw:text-box>
            <text:list text:style-name="L3">
              <text:list-item>
                <text:p>XML Path Language</text:p>
              </text:list-item>
              <text:list-item>
                <text:p>Abfragesprache für XML</text:p>
              </text:list-item>
              <text:list-item>
                <text:p>Basis für andere Technologien</text:p>
              </text:list-item>
              <text:list-item>
                <text:p>XML-Dokument hat Baumstruktur</text:p>
              </text:list-item>
              <text:list-item>
                <text:p>Beispiel</text:p>
                <text:p><text:span text:style-name="T9">/bookstore/book</text:span></text:p>
                <text:p><text:span text:style-name="T9">/bookstore/book[@title=“Moby Dick“]</text:span></text:p>
              </text:list-item>
            </text:list>
          </draw:text-box>
        </draw:frame>
        <presentation:notes draw:style-name="dp2">
          <draw:page-thumbnail draw:style-name="gr4" draw:layer="layout" svg:width="14.848cm" svg:height="11.136cm" svg:x="3.075cm" svg:y="2.257cm" draw:page-number="15" presentation:class="page"/>
          <draw:frame presentation:style-name="pr5" draw:layer="layout" svg:width="14.504cm" svg:height="15.471cm" svg:x="3.25cm" svg:y="14.129cm" presentation:class="notes" presentation:user-transformed="true">
            <draw:text-box>
              <text:p>&lt;?xml version="1.0" encoding="ISO-8859-1"?&gt;</text:p>
              <text:p>&lt;bookstore&gt;</text:p>
              <text:p>&lt;book&gt;</text:p>
              <text:p><text:s text:c="2"/>&lt;title lang="eng"&gt;Harry Potter&lt;/title&gt;</text:p>
              <text:p><text:s text:c="2"/>&lt;price&gt;29.99&lt;/price&gt;</text:p>
              <text:p>&lt;/book&gt;</text:p>
              <text:p>&lt;book&gt;</text:p>
              <text:p><text:s text:c="2"/>&lt;title lang="eng"&gt;Learning XML&lt;/title&gt;</text:p>
              <text:p><text:s text:c="2"/>&lt;price&gt;39.95&lt;/price&gt;</text:p>
              <text:p>&lt;/book&gt;</text:p>
              <text:p>&lt;/bookstore&gt;</text:p>
            </draw:text-box>
          </draw:frame>
        </presentation:notes>
      </draw:page>
      <draw:page draw:name="page16"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XSLT</text:p>
          </draw:text-box>
        </draw:frame>
        <draw:frame presentation:style-name="pr3" draw:layer="layout" svg:width="25.202cm" svg:height="13.611cm" svg:x="1.3cm" svg:y="4cm" presentation:class="outline" presentation:user-transformed="true">
          <draw:text-box>
            <text:list text:style-name="L3">
              <text:list-item>
                <text:p>XSL Transformation</text:p>
              </text:list-item>
              <text:list-item>
                <text:p>Transformation von XML in beliebiges Ausgabeformat (Anderes XML, Text, PDF)</text:p>
              </text:list-item>
              <text:list-item>
                <text:p>Vollständige Programmiersprache</text:p>
              </text:list-item>
              <text:list-item>
                <text:p>XML-Basiert</text:p>
              </text:list-item>
              <text:list-item>
                <text:p>Benutzt Xpath</text:p>
              </text:list-item>
              <text:list-item>
                <text:p>Beispiel:</text:p>
                <text:p><text:span text:style-name="T9">&lt;xsl:for-each select="/catalog/cd"&gt;&lt;xsl:value-of select="title"/&gt;&lt;/xsl:for-each&gt;</text:span></text:p>
              </text:list-item>
            </text:list>
            <text:p><text:s text:c="2"/></text:p>
          </draw:text-box>
        </draw:frame>
        <presentation:notes draw:style-name="dp2">
          <draw:page-thumbnail draw:style-name="gr4" draw:layer="layout" svg:width="14.848cm" svg:height="11.136cm" svg:x="3.075cm" svg:y="2.257cm" draw:page-number="16" presentation:class="page"/>
          <draw:frame presentation:style-name="pr5" draw:layer="layout" svg:width="14.504cm" svg:height="33.151cm" svg:x="3.25cm" svg:y="14.129cm" presentation:class="notes" presentation:user-transformed="true">
            <draw:text-box>
              <text:p>&lt;?xml version="1.0"?&gt;</text:p>
              <text:p/>
              <text:p>&lt;xsl:stylesheet version="1.0" xmlns:xsl="http://www.w3.org/1999/XSL/Transform"&gt;</text:p>
              <text:p/>
              <text:p>&lt;xsl:template match="/"&gt;</text:p>
              <text:p><text:s text:c="2"/>&lt;html&gt;</text:p>
              <text:p><text:s text:c="2"/>&lt;body&gt;</text:p>
              <text:p><text:s text:c="4"/>&lt;h2&gt;My CD Collection&lt;/h2&gt;</text:p>
              <text:p><text:s text:c="4"/>&lt;table border="1"&gt;</text:p>
              <text:p><text:s text:c="6"/>&lt;tr bgcolor="#9acd32"&gt;</text:p>
              <text:p><text:s text:c="8"/>&lt;th&gt;Title&lt;/th&gt;</text:p>
              <text:p><text:s text:c="8"/>&lt;th&gt;Artist&lt;/th&gt;</text:p>
              <text:p><text:s text:c="6"/>&lt;/tr&gt;</text:p>
              <text:p><text:s text:c="6"/>&lt;xsl:for-each select="catalog/cd"&gt;</text:p>
              <text:p><text:s text:c="8"/>&lt;tr&gt;</text:p>
              <text:p><text:s text:c="10"/>&lt;td&gt;&lt;xsl:value-of select="title"/&gt;&lt;/td&gt;</text:p>
              <text:p><text:s text:c="10"/>&lt;td&gt;&lt;xsl:value-of select="artist"/&gt;&lt;/td&gt;</text:p>
              <text:p><text:s text:c="8"/>&lt;/tr&gt;</text:p>
              <text:p><text:s text:c="6"/>&lt;/xsl:for-each&gt;</text:p>
              <text:p><text:s text:c="4"/>&lt;/table&gt;</text:p>
              <text:p><text:s text:c="2"/>&lt;/body&gt;</text:p>
              <text:p><text:s text:c="2"/>&lt;/html&gt;</text:p>
              <text:p>&lt;/xsl:template&gt;</text:p>
              <text:p/>
              <text:p>&lt;/xsl:stylesheet&gt;</text:p>
            </draw:text-box>
          </draw:frame>
        </presentation:notes>
      </draw:page>
      <draw:page draw:name="page17"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Namensräume</text:p>
          </draw:text-box>
        </draw:frame>
        <draw:frame presentation:style-name="pr3" draw:layer="layout" svg:width="25.202cm" svg:height="13.611cm" svg:x="1.3cm" svg:y="4cm" presentation:class="outline" presentation:user-transformed="true">
          <draw:text-box>
            <text:list text:style-name="L3">
              <text:list-item>
                <text:p>Mischung mehrerer XML-Sprachen in einem Dokument</text:p>
              </text:list-item>
              <text:list-item>
                <text:p>Definiert über URI</text:p>
              </text:list-item>
              <text:list-item>
                <text:p>Beispiel</text:p>
                <text:p><text:span text:style-name="T9">&lt;html xmlns="http://www.w3.org/1999/xhtml"</text:span></text:p>
                <text:p><text:span text:style-name="T9"><text:s text:c="6"/></text:span><text:span text:style-name="T9">xmlns:svg="</text:span><text:span text:style-name="T9"><text:a xlink:href="http://www.w3.org/2000/svg">http://www.w3.org/2000/svg</text:a></text:span><text:span text:style-name="T9">"&gt;</text:span></text:p>
                <text:p><text:span text:style-name="T9">&lt;p&gt;Und noch ein kleines Bild dazu:&lt;/p&gt;</text:span></text:p>
                <text:p><text:span text:style-name="T9">&lt;svg:svg&gt;</text:span></text:p>
                <text:p><text:span text:style-name="T9">&lt;svg:rect x="0" y="0" width="1" <text:s/>height="1" /&gt;</text:span></text:p>
                <text:p><text:span text:style-name="T9">&lt;/svg:svg&gt;</text:span></text:p>
              </text:list-item>
            </text:list>
          </draw:text-box>
        </draw:frame>
        <presentation:notes draw:style-name="dp2">
          <draw:page-thumbnail draw:style-name="gr4" draw:layer="layout" svg:width="14.848cm" svg:height="11.136cm" svg:x="3.075cm" svg:y="2.257cm" draw:page-number="17" presentation:class="page"/>
          <draw:frame presentation:style-name="pr5" draw:text-style-name="P7" draw:layer="layout" svg:width="14.504cm" svg:height="11.159cm" svg:x="3.25cm" svg:y="14.129cm" presentation:class="notes" presentation:user-transformed="true">
            <draw:text-box>
              <text:p><text:span text:style-name="T7">Vorwahl-Vergleich</text:span></text:p>
              <text:p><text:span text:style-name="T7">Kein xml:</text:span></text:p>
              <text:p><text:span text:style-name="T7">DTD's beachten keine Namensräume</text:span></text:p>
            </draw:text-box>
          </draw:frame>
        </presentation:notes>
      </draw:page>
      <draw:page draw:name="page18"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Sonstige Infrastruktur</text:p>
          </draw:text-box>
        </draw:frame>
        <draw:frame presentation:style-name="pr3" draw:layer="layout" svg:width="25.202cm" svg:height="13.611cm" svg:x="1.3cm" svg:y="4cm" presentation:class="outline" presentation:user-transformed="true">
          <draw:text-box>
            <text:list text:style-name="L3">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draw:page-thumbnail draw:style-name="gr4" draw:layer="layout" svg:width="14.848cm" svg:height="11.136cm" svg:x="3.075cm" svg:y="2.257cm" draw:page-number="18" presentation:class="page"/>
          <draw:frame presentation:style-name="pr4" draw:layer="layout" svg:width="16.799cm" svg:height="42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9"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Verwendung</text:p>
          </draw:text-box>
        </draw:frame>
        <draw:frame presentation:style-name="pr3" draw:layer="layout" svg:width="25.202cm" svg:height="13.611cm" svg:x="1.3cm" svg:y="4cm" presentation:class="outline" presentation:user-transformed="true">
          <draw:text-box>
            <text:list text:style-name="L3">
              <text:list-item>
                <text:p>SVG</text:p>
              </text:list-item>
              <text:list-item>
                <text:p>XHTML</text:p>
              </text:list-item>
              <text:list-item>
                <text:p>X3D, Collada</text:p>
              </text:list-item>
              <text:list-item>
                <text:p>KML, GML, OSM</text:p>
              </text:list-item>
              <text:list-item>
                <text:p>SOAP / WSDL</text:p>
              </text:list-item>
              <text:list-item>
                <text:p>SyncML</text:p>
              </text:list-item>
              <text:list-item>
                <text:p>MathML</text:p>
              </text:list-item>
              <text:list-item>
                <text:p>ODF</text:p>
              </text:list-item>
              <text:list-item>
                <text:p>...</text:p>
              </text:list-item>
            </text:list>
          </draw:text-box>
        </draw:frame>
        <presentation:notes draw:style-name="dp2">
          <draw:page-thumbnail draw:style-name="gr4" draw:layer="layout" svg:width="14.848cm" svg:height="11.136cm" svg:x="3.075cm" svg:y="2.257cm" draw:page-number="19" presentation:class="page"/>
          <draw:frame presentation:style-name="pr5" draw:layer="layout" svg:width="14.504cm" svg:height="17.681cm" svg:x="3.25cm" svg:y="14.129cm" presentation:class="notes" presentation:user-transformed="true">
            <draw:text-box>
              <text:p>X3D (3D-Modellierungssprache)</text:p>
              <text:p>Collada (Austauschformat für Daten zwischen verschiedenen 3D-Programmen)</text:p>
              <text:p/>
              <text:p>Geodaten</text:p>
              <text:p>Geography Markup Language (GML)</text:p>
              <text:p>GPS Exchange Format (GPX): XML für GPS-Daten</text:p>
              <text:p>Keyhole Markup Language (KML): Koordinaten-Spezifikation für Google Earth</text:p>
              <text:p>City Geography Markup Language (CityGML)</text:p>
              <text:p>OpenStreetMap (OSM)</text:p>
            </draw:text-box>
          </draw:frame>
        </presentation:notes>
      </draw:page>
      <draw:page draw:name="page20"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XML vs. JSON</text:p>
          </draw:text-box>
        </draw:frame>
        <draw:frame presentation:style-name="pr3" draw:layer="layout" svg:width="25.202cm" svg:height="13.611cm" svg:x="1.3cm" svg:y="4cm" presentation:class="outline" presentation:user-transformed="true">
          <draw:text-box>
            <text:list text:style-name="L3">
              <text:list-item>
                <text:p>JSON: kompaktes Datenformat</text:p>
              </text:list-item>
              <text:list-item>
                <text:p>Javascript-basiert</text:p>
              </text:list-item>
              <text:list-item>
                <text:p>In vielen Sprachen gibt es Bibliotheken</text:p>
              </text:list-item>
              <text:list-item>
                <text:p>u.a. Verwendung in No-SQL-Datenbanken</text:p>
              </text:list-item>
              <text:list-item>
                <text:p>Im Beispiel ca. 100 Byte größer</text:p>
              </text:list-item>
            </text:list>
          </draw:text-box>
        </draw:frame>
        <presentation:notes draw:style-name="dp2">
          <draw:page-thumbnail draw:style-name="gr4" draw:layer="layout" svg:width="14.848cm" svg:height="11.136cm" svg:x="3.075cm" svg:y="2.257cm" draw:page-number="20" presentation:class="page"/>
          <draw:frame presentation:style-name="pr5" draw:text-style-name="P7" draw:layer="layout" svg:width="14.504cm" svg:height="11.159cm" svg:x="3.25cm" svg:y="14.129cm" presentation:class="notes" presentation:user-transformed="true">
            <draw:text-box>
              <text:p><text:span text:style-name="T7">X3D (3D-Modellierungssprache)</text:span></text:p>
              <text:p><text:span text:style-name="T7">Collada (Austauschformat für Daten zwischen verschiedenen 3D-Programmen)</text:span></text:p>
              <text:p><text:span text:style-name="T7"/></text:p>
              <text:p><text:span text:style-name="T7">Geodaten</text:span></text:p>
              <text:p><text:span text:style-name="T7">Geography Markup Language (GML)</text:span></text:p>
              <text:p><text:span text:style-name="T7">GPS Exchange Format (GPX): XML für GPS-Daten</text:span></text:p>
              <text:p><text:span text:style-name="T7">Keyhole Markup Language (KML): Koordinaten-Spezifikation für Google Earth</text:span></text:p>
              <text:p><text:span text:style-name="T7">City Geography Markup Language (CityGML)</text:span></text:p>
              <text:p><text:span text:style-name="T7">OpenStreetMap (OSM)</text:span></text:p>
            </draw:text-box>
          </draw:frame>
        </presentation:notes>
      </draw:page>
      <draw:page draw:name="page21"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RSS</text:p>
          </draw:text-box>
        </draw:frame>
        <draw:frame presentation:style-name="pr3" draw:layer="layout" svg:width="25.202cm" svg:height="13.611cm" svg:x="1.3cm" svg:y="4cm" presentation:class="outline" presentation:user-transformed="true">
          <draw:text-box>
            <text:list text:style-name="L3">
              <text:list-item>
                <text:p>RSS ist eine seit dem Anfang des Jahres 2000 kontinuierlich weiterentwickelte Familie von Formaten für die einfache und strukturierte Veröffentlichung von Änderungen auf Websites in einem standardisierten Format.</text:p>
              </text:list-item>
              <text:list-item>
                <text:p>XML</text:p>
              </text:list-item>
              <text:list-item>
                <text:p>Quasi-Standard (Atom)</text:p>
              </text:list-item>
              <text:list-item>
                <text:p>Feeds sind meist in Channels organisiert</text:p>
              </text:list-item>
              <text:list-item>
                <text:p>Rich Site Summary vs. RDF Site Summary vs. Really Simple Syndication</text:p>
              </text:list-item>
            </text:list>
          </draw:text-box>
        </draw:frame>
        <presentation:notes draw:style-name="dp2">
          <draw:page-thumbnail draw:style-name="gr4" draw:layer="layout" svg:width="14.848cm" svg:height="11.136cm" svg:x="3.075cm" svg:y="2.257cm" draw:page-number="21" presentation:class="page"/>
          <draw:frame presentation:style-name="pr5" draw:text-style-name="P7" draw:layer="layout" svg:width="14.504cm" svg:height="11.159cm" svg:x="3.25cm" svg:y="14.129cm" presentation:class="notes" presentation:user-transformed="true">
            <draw:text-box>
              <text:p><text:span text:style-name="T7">X3D (3D-Modellierungssprache)</text:span></text:p>
              <text:p><text:span text:style-name="T7">Collada (Austauschformat für Daten zwischen verschiedenen 3D-Programmen)</text:span></text:p>
              <text:p><text:span text:style-name="T7"/></text:p>
              <text:p><text:span text:style-name="T7">Geodaten</text:span></text:p>
              <text:p><text:span text:style-name="T7">Geography Markup Language (GML)</text:span></text:p>
              <text:p><text:span text:style-name="T7">GPS Exchange Format (GPX): XML für GPS-Daten</text:span></text:p>
              <text:p><text:span text:style-name="T7">Keyhole Markup Language (KML): Koordinaten-Spezifikation für Google Earth</text:span></text:p>
              <text:p><text:span text:style-name="T7">City Geography Markup Language (CityGML)</text:span></text:p>
              <text:p><text:span text:style-name="T7">OpenStreetMap (OSM)</text:span></text:p>
            </draw:text-box>
          </draw:frame>
        </presentation:notes>
      </draw:page>
      <draw:page draw:name="page22"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RSS - Versionen</text:p>
          </draw:text-box>
        </draw:frame>
        <draw:frame presentation:style-name="pr3" draw:layer="layout" svg:width="25.202cm" svg:height="13.611cm" svg:x="1.3cm" svg:y="4cm" presentation:class="outline" presentation:user-transformed="true">
          <draw:text-box>
            <text:list text:style-name="L3">
              <text:list-item>
                <text:p>1999: RSS 0.90:<text:line-break/>Erfinder: Netscape, basiert auf RDF (Resource Description Framework)</text:p>
              </text:list-item>
              <text:list-item>
                <text:p>2000: RSS 0.91 - 0.94:<text:line-break/>basiert auf einfachem XML</text:p>
              </text:list-item>
              <text:list-item>
                <text:p>2000: RSS 1.0:<text:line-break/>wieder RDF-basiert</text:p>
              </text:list-item>
              <text:list-item>
                <text:p>2002: RSS 2.0:<text:line-break/>Basis ist 0.91, nicht RDF-basiert, Quasi-Standard, nicht vollständig abwärtskompatibel</text:p>
              </text:list-item>
            </text:list>
          </draw:text-box>
        </draw:frame>
        <presentation:notes draw:style-name="dp2">
          <draw:page-thumbnail draw:style-name="gr4" draw:layer="layout" svg:width="14.848cm" svg:height="11.136cm" svg:x="3.075cm" svg:y="2.257cm" draw:page-number="22" presentation:class="page"/>
          <draw:frame presentation:style-name="pr5" draw:text-style-name="P7" draw:layer="layout" svg:width="14.504cm" svg:height="11.159cm" svg:x="3.25cm" svg:y="14.129cm" presentation:class="notes" presentation:user-transformed="true">
            <draw:text-box>
              <text:p><text:span text:style-name="T7">X3D (3D-Modellierungssprache)</text:span></text:p>
              <text:p><text:span text:style-name="T7">Collada (Austauschformat für Daten zwischen verschiedenen 3D-Programmen)</text:span></text:p>
              <text:p><text:span text:style-name="T7"/></text:p>
              <text:p><text:span text:style-name="T7">Geodaten</text:span></text:p>
              <text:p><text:span text:style-name="T7">Geography Markup Language (GML)</text:span></text:p>
              <text:p><text:span text:style-name="T7">GPS Exchange Format (GPX): XML für GPS-Daten</text:span></text:p>
              <text:p><text:span text:style-name="T7">Keyhole Markup Language (KML): Koordinaten-Spezifikation für Google Earth</text:span></text:p>
              <text:p><text:span text:style-name="T7">City Geography Markup Language (CityGML)</text:span></text:p>
              <text:p><text:span text:style-name="T7">OpenStreetMap (OSM)</text:span></text:p>
            </draw:text-box>
          </draw:frame>
        </presentation:notes>
      </draw:page>
      <draw:page draw:name="page23"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RSS - Aufbau</text:p>
          </draw:text-box>
        </draw:frame>
        <draw:frame presentation:style-name="pr3" draw:layer="layout" svg:width="25.202cm" svg:height="13.611cm" svg:x="1.402cm" svg:y="4.899cm" presentation:class="outline" presentation:placeholder="true" presentation:user-transformed="true">
          <draw:text-box/>
        </draw:frame>
        <presentation:notes draw:style-name="dp2">
          <draw:page-thumbnail draw:style-name="gr4" draw:layer="layout" svg:width="14.848cm" svg:height="11.136cm" svg:x="3.075cm" svg:y="2.257cm" draw:page-number="23" presentation:class="page"/>
          <draw:frame presentation:style-name="pr5" draw:text-style-name="P7" draw:layer="layout" svg:width="14.504cm" svg:height="11.159cm" svg:x="3.25cm" svg:y="14.129cm" presentation:class="notes" presentation:user-transformed="true">
            <draw:text-box>
              <text:p><text:span text:style-name="T7">X3D (3D-Modellierungssprache)</text:span></text:p>
              <text:p><text:span text:style-name="T7">Collada (Austauschformat für Daten zwischen verschiedenen 3D-Programmen)</text:span></text:p>
              <text:p><text:span text:style-name="T7"/></text:p>
              <text:p><text:span text:style-name="T7">Geodaten</text:span></text:p>
              <text:p><text:span text:style-name="T7">Geography Markup Language (GML)</text:span></text:p>
              <text:p><text:span text:style-name="T7">GPS Exchange Format (GPX): XML für GPS-Daten</text:span></text:p>
              <text:p><text:span text:style-name="T7">Keyhole Markup Language (KML): Koordinaten-Spezifikation für Google Earth</text:span></text:p>
              <text:p><text:span text:style-name="T7">City Geography Markup Language (CityGML)</text:span></text:p>
              <text:p><text:span text:style-name="T7">OpenStreetMap (OSM)</text:span></text:p>
            </draw:text-box>
          </draw:frame>
        </presentation:notes>
      </draw:page>
      <draw:page draw:name="page24" draw:style-name="dp3" draw:master-page-name="vorlage" presentation:presentation-page-layout-name="AL2T1">
        <office:forms form:automatic-focus="false" form:apply-design-mode="false"/>
        <draw:frame presentation:style-name="pr2" draw:layer="layout" svg:width="25.199cm" svg:height="2.7cm" svg:x="1.301cm" svg:y="0.3cm" presentation:class="title">
          <draw:text-box>
            <text:p>RSS - Software</text:p>
          </draw:text-box>
        </draw:frame>
        <draw:frame presentation:style-name="pr3" draw:layer="layout" svg:width="25.202cm" svg:height="13.611cm" svg:x="1.3cm" svg:y="4cm" presentation:class="outline" presentation:user-transformed="true">
          <draw:text-box>
            <text:list text:style-name="L3">
              <text:list-item>
                <text:p>Blog-Software, z.B. Wordpress</text:p>
              </text:list-item>
              <text:list-item>
                <text:p>Firefox (Live-Bookmarks)</text:p>
              </text:list-item>
              <text:list-item>
                <text:p>GoogleReader (Aggregation)</text:p>
              </text:list-item>
            </text:list>
          </draw:text-box>
        </draw:frame>
        <presentation:notes draw:style-name="dp2">
          <draw:page-thumbnail draw:style-name="gr4" draw:layer="layout" svg:width="14.848cm" svg:height="11.136cm" svg:x="3.075cm" svg:y="2.257cm" draw:page-number="24" presentation:class="page"/>
          <draw:frame presentation:style-name="pr5" draw:text-style-name="P7" draw:layer="layout" svg:width="14.504cm" svg:height="11.159cm" svg:x="3.25cm" svg:y="14.129cm" presentation:class="notes" presentation:user-transformed="true">
            <draw:text-box>
              <text:p><text:span text:style-name="T7">X3D (3D-Modellierungssprache)</text:span></text:p>
              <text:p><text:span text:style-name="T7">Collada (Austauschformat für Daten zwischen verschiedenen 3D-Programmen)</text:span></text:p>
              <text:p><text:span text:style-name="T7"/></text:p>
              <text:p><text:span text:style-name="T7">Geodaten</text:span></text:p>
              <text:p><text:span text:style-name="T7">Geography Markup Language (GML)</text:span></text:p>
              <text:p><text:span text:style-name="T7">GPS Exchange Format (GPX): XML für GPS-Daten</text:span></text:p>
              <text:p><text:span text:style-name="T7">Keyhole Markup Language (KML): Koordinaten-Spezifikation für Google Earth</text:span></text:p>
              <text:p><text:span text:style-name="T7">City Geography Markup Language (CityGML)</text:span></text:p>
              <text:p><text:span text:style-name="T7">OpenStreetMap (OSM)</text:span></text:p>
            </draw:text-box>
          </draw:frame>
        </presentation:notes>
      </draw:page>
      <draw:page draw:name="page25" draw:style-name="dp3" draw:master-page-name="vorlage" presentation:presentation-page-layout-name="AL2T1">
        <office:forms form:automatic-focus="false" form:apply-design-mode="false"/>
        <draw:frame presentation:style-name="pr2" draw:layer="layout" svg:width="25.199cm" svg:height="2.7cm" svg:x="1.301cm" svg:y="0.3cm" presentation:class="title" presentation:user-transformed="true">
          <draw:text-box>
            <text:p>Übungen / Code-Watching</text:p>
          </draw:text-box>
        </draw:frame>
        <draw:frame presentation:style-name="pr8" draw:layer="layout" svg:width="25.199cm" svg:height="15.22cm" svg:x="1.3cm" svg:y="4cm" presentation:class="outline" presentation:user-transformed="true">
          <draw:text-box>
            <text:list text:style-name="L3">
              <text:list-item>
                <text:p>XML</text:p>
                <text:list>
                  <text:list-item>
                    <text:p>Zugriff über DOM</text:p>
                  </text:list-item>
                  <text:list-item>
                    <text:p>Zugriff über Simple-XML</text:p>
                  </text:list-item>
                  <text:list-item>
                    <text:p>Zugriff via AJAX</text:p>
                  </text:list-item>
                </text:list>
              </text:list-item>
              <text:list-item>
                <text:p>RSS</text:p>
                <text:list>
                  <text:list-item>
                    <text:p>Erstellen</text:p>
                  </text:list-item>
                  <text:list-item>
                    <text:p>Auslesen</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vorlage">
        <office:forms form:automatic-focus="false" form:apply-design-mode="false"/>
        <draw:custom-shape draw:style-name="gr5" draw:text-style-name="P12" draw:layer="layout" svg:width="23.147cm" svg:height="1.353cm" svg:x="1.3cm" svg:y="0.3cm">
          <text:p text:style-name="P12"><text:span text:style-name="T14">That's it...</text:span></text:p>
          <draw:enhanced-geometry svg:viewBox="0 0 21600 21600" draw:type="mso-spt202" draw:enhanced-path="M 0 0 L 21600 0 21600 21600 0 21600 0 0 Z N"/>
        </draw:custom-shape>
        <draw:custom-shape draw:style-name="gr6" draw:text-style-name="P3" draw:layer="layout" svg:width="23.027cm" svg:height="3.457cm" svg:x="2.148cm" svg:y="4.837cm">
          <text:p text:style-name="P13"><text:span text:style-name="T1"/></text:p>
          <text:p text:style-name="P14"><text:span text:style-name="T1"/></text:p>
          <text:p text:style-name="P14"><text:span text:style-name="T1"/></text:p>
          <draw:enhanced-geometry svg:viewBox="0 0 21600 21600" draw:type="mso-spt202" draw:enhanced-path="M 0 0 L 21600 0 21600 21600 0 21600 0 0 Z N"/>
        </draw:custom-shape>
        <draw:custom-shape draw:style-name="gr7" draw:text-style-name="P15" draw:layer="layout" svg:width="23.603cm" svg:height="3.043cm" svg:x="1.3cm" svg:y="4cm">
          <text:list text:style-name="L1">
            <text:list-header>
              <text:p text:style-name="P15"><text:span text:style-name="T15">Danke für die Aufmerksamkeit, Mitarbeit und Stimmung!</text:span></text:p>
            </text:list-header>
          </text:list>
          <draw:enhanced-geometry svg:viewBox="0 0 21600 21600" draw:type="mso-spt202" draw:enhanced-path="M 0 0 L 21600 0 21600 21600 0 21600 0 0 Z N"/>
        </draw:custom-shape>
        <presentation:notes draw:style-name="dp2">
          <draw:custom-shape draw:style-name="gr3" draw:text-style-name="P6" draw:layer="layout" svg:width="13.706cm" svg:height="10.279cm" svg:x="3.642cm" svg:y="2.853cm">
            <text:p/>
            <draw:enhanced-geometry svg:viewBox="0 0 21600 21600" draw:type="mso-spt202" draw:enhanced-path="M 0 0 L 21600 0 21600 21600 0 21600 0 0 Z N"/>
          </draw:custom-shape>
          <draw:frame presentation:style-name="pr1" draw:text-style-name="P7" draw:layer="layout" svg:width="16.799cm" svg:height="13.364cm" svg:x="2.1cm" svg:y="14.107cm" presentation:class="notes" presentation:placeholder="true">
            <draw:text-box/>
          </draw:frame>
          <draw:custom-shape draw:style-name="gr3" draw:text-style-name="P6"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vorlage-backgroundobjects">
      <style:graphic-properties draw:stroke="none" draw:fill-color="#c0c0c0" draw:textarea-horizontal-align="center" draw:textarea-vertical-align="middle"/>
    </style:style>
    <style:style style:name="Mpr4" style:family="presentation" style:parent-style-name="vorlage-backgroundobjects">
      <style:graphic-properties draw:stroke="none" draw:fill="none" draw:fill-color="#ffffff" draw:auto-grow-height="false" fo:min-height="1.485cm"/>
    </style:style>
    <style:style style:name="Mpr5"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writing-mode="lr-tb"/>
    </style:style>
    <style:style style:name="MP4" style:family="paragraph">
      <style:paragraph-properties fo:margin-left="0cm" fo:margin-right="0cm" fo:line-height="100%" fo:text-align="end" fo:text-indent="0cm" style:punctuation-wrap="hanging" style:writing-mode="lr-tb" style:font-independent-line-spacing="true"/>
    </style:style>
    <style:style style:name="MP5" style:family="paragraph">
      <style:paragraph-properties fo:margin-left="0cm" fo:margin-right="0cm" fo:line-height="100%" fo:text-align="center" fo:text-indent="0cm" style:punctuation-wrap="hanging" style:writing-mode="lr-tb"/>
    </style:style>
    <style:style style:name="MP6" style:family="paragraph">
      <style:paragraph-properties fo:margin-left="0cm" fo:margin-right="0cm" fo:line-height="100%" fo:text-align="center" fo:text-indent="0cm" style:punctuation-wrap="hanging"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text-align="end"/>
      <style:text-properties fo:font-family="Verdana" style:font-family-generic="swiss" style:font-pitch="variable" fo:font-size="12pt" style:font-size-asian="12pt" style:font-size-complex="12pt"/>
    </style:style>
    <style:style style:name="MP11" style:family="paragraph">
      <style:paragraph-properties fo:text-align="start"/>
    </style:style>
    <style:style style:name="MP12"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000000" fo:font-size="11pt" fo:language="de" fo:country="DE" style:font-size-asian="11pt" style:font-size-complex="11pt"/>
    </style:style>
    <style:style style:name="MT3" style:family="text">
      <style:text-properties fo:color="#000000" fo:font-family="Arial" style:font-family-generic="swiss" style:font-pitch="variable"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1" draw:text-style-name="MP4" draw:layer="backgroundobjects" svg:width="8.868cm" svg:height="1.077cm" svg:x="17.701cm" svg:y="19.125cm" presentation:class="footer">
        <draw:text-box>
          <text:p text:style-name="MP3"><text:span text:style-name="MT2"><presentation:footer/></text:span></text:p>
        </draw:text-box>
      </draw:frame>
      <draw:frame presentation:style-name="Mpr2" draw:text-style-name="MP6" draw:layer="backgroundobjects" svg:width="6.535cm" svg:height="1.077cm" svg:x="9.89cm" svg:y="19.125cm" presentation:class="page-number">
        <draw:text-box>
          <text:p text:style-name="MP5"><text:span text:style-name="MT3">- </text:span><text:span text:style-name="MT3"><text:page-number>&lt;Nummer&gt;</text:page-number></text:span><text:span text:style-name="MT3"> -</text:span></text:p>
        </draw:text-box>
      </draw:frame>
      <draw:custom-shape draw:style-name="Mgr3" draw:text-style-name="MP7" draw:layer="backgroundobjects" svg:width="0.767cm" svg:height="10.5cm" svg:x="0cm" svg:y="0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3" draw:text-style-name="MP7"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4" draw:text-style-name="MP8" draw:layer="backgroundobjects" svg:width="21cm" svg:height="29.7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3" draw:text-style-name="MP8" draw:layer="backgroundobjects" svg:width="28cm" svg:height="1cm" svg:x="0cm" svg:y="20cm">
        <text:p/>
      </draw:rect>
      <draw:frame draw:style-name="Mgr6" draw:text-style-name="MP10" draw:layer="backgroundobjects" svg:width="4.5cm" svg:height="0.727cm" svg:x="22.5cm" svg:y="20.137cm">
        <draw:text-box>
          <text:p text:style-name="MP9"><text:span text:style-name="MT4"><text:page-number>&lt;Nummer&gt;</text:page-number></text:span></text:p>
        </draw:text-box>
      </draw:frame>
      <draw:rect presentation:style-name="Mpr3" draw:text-style-name="MP8"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6" draw:text-style-name="MP12" draw:layer="backgroundobjects" svg:width="9cm" svg:height="0.722cm" svg:x="1.5cm" svg:y="20.138cm">
        <draw:text-box>
          <text:p text:style-name="MP11"><text:span text:style-name="MT4">Bjoern Zapadlo – XML und RSS</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Einführung Internettechnologien</dc:title>
    <dc:date>2012-01-18T23:05:11.26</dc:date>
    <meta:editing-cycles>69</meta:editing-cycles>
    <meta:generator>OpenOffice.org/3.3$Win32 OpenOffice.org_project/330m20$Build-9567</meta:generator>
    <meta:editing-duration>PT3H34M51S</meta:editing-duration>
    <meta:document-statistic meta:object-count="141"/>
  </office:meta>
</office:document-meta>
</file>